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tyle="normal" style:font-style-asian="normal" style:font-style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4" style:family="paragraph" style:parent-style-name="Standard">
      <style:paragraph-properties fo:line-height="200%"/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6" style:family="paragraph" style:parent-style-name="Standard">
      <style:paragraph-properties fo:line-height="200%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7" style:family="paragraph" style:parent-style-name="Standard">
      <style:paragraph-properties fo:line-height="200%"/>
    </style:style>
    <style:style style:name="P8" style:family="paragraph" style:parent-style-name="Standard">
      <style:text-properties fo:font-style="normal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08495" style:font-weight-asian="normal" style:font-weight-complex="normal"/>
    </style:style>
    <style:style style:name="T6" style:family="text">
      <style:text-properties officeooo:rsid="00108495"/>
    </style:style>
    <style:style style:name="T7" style:family="text">
      <style:text-properties style:font-name="Times New Roman"/>
    </style:style>
    <style:style style:name="T8" style:family="text">
      <style:text-properties style:font-name="Times New Roman" fo:font-style="normal" style:font-style-asian="normal" style:font-style-complex="normal"/>
    </style:style>
    <style:style style:name="T9" style:family="text">
      <style:text-properties style:font-name="Times New Roman" fo:font-style="normal" officeooo:rsid="00108495" style:font-style-asian="normal" style:font-style-complex="normal"/>
    </style:style>
    <style:style style:name="T10" style:family="text">
      <style:text-properties style:font-name="Times New Roman" fo:font-style="italic" style:font-style-asian="italic" style:font-style-complex="italic"/>
    </style:style>
    <style:style style:name="T11" style:family="text">
      <style:text-properties officeooo:rsid="0011808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aper</text:p>
      <text:p text:style-name="Standard"/>
      <text:p text:style-name="Standard">Introducing 4chan a/b/pol and the method of collection</text:p>
      <text:p text:style-name="Standard"><text:tab/>The front page, the most active at that particular moment (every half hour, a balance of <text:tab/>regularity and a good chance that the threads have died by then in active forums)</text:p>
      <text:p text:style-name="Standard"/>
      <text:p text:style-name="Standard">The need for updated tools for forum lexicon</text:p>
      <text:p text:style-name="Standard"><text:tab/>LIWC hardly useful for identifying sexuality although a great deal of the content is sexual.</text:p>
      <text:p text:style-name="Standard"><text:tab/>AntConc useful (common expressions/N-grams)</text:p>
      <text:p text:style-name="Standard"><text:tab/><text:tab/>Keywords and compared with a reference corpus</text:p>
      <text:p text:style-name="Standard"><text:tab/>Machine-learning (sci-kit learn and NLTK)</text:p>
      <text:p text:style-name="Standard"/>
      <text:p text:style-name="Standard">Using the webtool for wordclouds and other things</text:p>
      <text:p text:style-name="Standard"/>
      <text:p text:style-name="Standard">Readability</text:p>
      <text:p text:style-name="Standard"/>
      <text:p text:style-name="P2">Language and content changes from the two corpora</text:p>
      <text:p text:style-name="Standard"/>
      <text:p text:style-name="Standard">Limitations</text:p>
      <text:p text:style-name="Standard"><text:tab/><text:span text:style-name="T3">/pol/ was not included in the 2015 web scraping, making our current scrape far more valuable</text:span></text:p>
      <text:p text:style-name="P1"/>
      <text:p text:style-name="P1">Hatespeech – can show that it has grown over the past four years</text:p>
      <text:p text:style-name="P1"/>
      <text:p text:style-name="P1">Signs of radicalization</text:p>
      <text:p text:style-name="P1"/>
      <text:p text:style-name="P1">“It's just memes”</text:p>
      <text:p text:style-name="P1"/>
      <text:p text:style-name="P1">Who can post? <text:s/>Anonymity but at the same time users on VPNs or using Tor anonymity network may not post. <text:s/>So people who <text:span text:style-name="T1">do</text:span> post are users at public places like coffee shops or universities, or their homes, or their offices.</text:p>
      <text:p text:style-name="P1"/>
      <text:p text:style-name="P1"># Campaign (pol)</text:p>
      <text:p text:style-name="P1"/>
      <text:p text:style-name="P1">Outcome – has hatespeech grown on boards that were originally conceived for anime discussion</text:p>
      <text:p text:style-name="P1"/>
      <text:p text:style-name="P1">Co-opting Asian culture</text:p>
      <text:p text:style-name="P1"/>
      <text:p text:style-name="P1">To get: <text:s/>Literature about radicalization online and hatespeech</text:p>
      <text:p text:style-name="P1"/>
      <text:p text:style-name="P1"/>
      <text:p text:style-name="P1">Banana bread → hillary clinton ringleader</text:p>
      <text:p text:style-name="P1">Algorithms of Oppression</text:p>
      <text:p text:style-name="P1"/>
      <text:p text:style-name="P1">Wordcount</text:p>
      <text:p text:style-name="P1">Frequency</text:p>
      <text:p text:style-name="P1">Does the corpus represent the population I'm interested in? <text:s/>What % goes to B and A?</text:p>
      <text:p text:style-name="P1">Remove identifiers – Anonymizing</text:p>
      <text:p text:style-name="P1">Entirely public</text:p>
      <text:p text:style-name="P1">This is corpus-driven research</text:p>
      <text:p text:style-name="P3"><text:soft-page-break/>John Schriner</text:p>
      <text:p text:style-name="P3">LING 76100: Introduction to Sociolinguistics</text:p>
      <text:p text:style-name="P3">Professor Matt Garley and Professor Cecelia Cutler</text:p>
      <text:p text:style-name="P3">Research Paper Proposal</text:p>
      <text:p text:style-name="P3"/>
      <text:p text:style-name="P3"><text:span text:style-name="T11">“It’s Just Memes:”</text:span> How Computational Linguistics Tools offer Insight into How Chans Culture Changes</text:p>
      <text:p text:style-name="P3"/>
      <text:p text:style-name="P6"><text:tab/>The topic of my research paper is how a popular imageboard has changed over the past <text:span text:style-name="T6">four</text:span> years. <text:s/>To do this, I will present and use a new corpus collection called <text:span text:style-name="T2">4chan/a/b/pol</text:span><text:span text:style-name="T4">. <text:s/>The corpora were made using two sets of month-long scrapings of the forum</text:span><text:span text:style-name="T5">s</text:span><text:span text:style-name="T4"> for text in July 2015 and recently in June 2019. <text:s/>The /a/ chan is for anime discussion, the /b/ is random, and /pol/ is politics. <text:s/>/pol/ was not scraped in 2015, so we'll be concerned mostly with /a/ and /b/ scrapings from four years apart. <text:s/>I will briefly explain the method of collection, how the corpus represents the population we're interested in studying, and limitations.</text:span></text:p>
      <text:p text:style-name="P4"><text:tab/>The research is both quantitative and qualitative, as I will look at the corpora using AntConc, <text:span text:style-name="T6">NLTK,</text:span> LIWC (a clearly limited tool for web text with neologisms), and Voyant Tools as well as themes from particular threads. <text:s/>My hypothesis is that quantitative findings such as word frequency or collocation will point me towards qualitative themes--such as a rise in hate-speech/<text:span text:style-name="T6">radicalization</text:span> <text:span text:style-name="T6">or the entrance and departure of political and social ephemera</text:span>--that are worth exploring in detail.</text:p>
      <text:p text:style-name="P7"><text:span text:style-name="T8"><text:tab/>The theoretical framework that guides this research is Eckert's </text:span><text:span text:style-name="T10">Communities of Practice</text:span><text:span text:style-name="T8">. <text:s/>The shared practice is that of memes, a common lexicon, ephemera, and perceived anonymity. <text:s/></text:span><text:span text:style-name="T9">This is corpus-driven research. <text:s/></text:span><text:span text:style-name="T8">I </text:span><text:span text:style-name="T9">plan to explore </text:span><text:span text:style-name="T8">the con</text:span><text:span text:style-name="T7">cept of malign/online disinhibition and have two corpora with which to trace it and compare.</text:span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4T18:18:58.029370127</meta:creation-date>
    <dc:date>2019-10-15T19:06:00.650409028</dc:date>
    <meta:editing-duration>PT2H5M33S</meta:editing-duration>
    <meta:editing-cycles>11</meta:editing-cycles>
    <meta:generator>LibreOffice/6.0.7.3$Linux_X86_64 LibreOffice_project/00m0$Build-3</meta:generator>
    <meta:document-statistic meta:table-count="0" meta:image-count="0" meta:object-count="0" meta:page-count="2" meta:paragraph-count="37" meta:word-count="503" meta:character-count="3166" meta:non-whitespace-character-count="2675"/>
  </office:meta>
</office:document-meta>
</file>